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7c15" officeooo:paragraph-rsid="001b7c15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7c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1st</text:span> of <text:span text:style-name="T4">August</text:span> 202<text:span text:style-name="T5">3</text:span> under the <text:span text:style-name="T5">35th</text:span> PA Meeting.</text:p>
      <text:p text:style-name="P1"/>
      <text:p text:style-name="P1">The Assembly, recognising the current situation,</text:p>
      <text:p text:style-name="P1"/>
      <text:p text:style-name="P4">Constitutes the need to implement the Anti Enderman Griefing vanillatweak.</text:p>
      <text:p text:style-name="P4">This to prevent random blocks from being misplaced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FVerndari</text:p>
      <text:p text:style-name="P4">Thanster</text:p>
      <text:p text:style-name="P4">Eldegron</text:p>
      <text:p text:style-name="P4">Comradedoggo_23</text:p>
      <text:p text:style-name="P4">lemongrassjam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35-3: To implement the Anti Enderman Griefing vanillatwea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1T21:43:36.773675788</dc:date>
    <meta:editing-duration>PT2M46S</meta:editing-duration>
    <meta:editing-cycles>6</meta:editing-cycles>
    <meta:generator>LibreOffice/7.5.5.2$Linux_X86_64 LibreOffice_project/bf0ddd27f701ac1d9e0942bffe145c51e201aa5c</meta:generator>
    <meta:document-statistic meta:table-count="0" meta:image-count="0" meta:object-count="0" meta:page-count="1" meta:paragraph-count="14" meta:word-count="59" meta:character-count="428" meta:non-whitespace-character-count="383"/>
  </office:meta>
</office:document-meta>
</file>